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fac5" officeooo:paragraph-rsid="0015fac5"/>
    </style:style>
    <style:style style:name="P2" style:family="paragraph" style:parent-style-name="Standard">
      <style:text-properties officeooo:rsid="00161675" officeooo:paragraph-rsid="00161675"/>
    </style:style>
    <style:style style:name="P3" style:family="paragraph" style:parent-style-name="Standard">
      <style:text-properties officeooo:rsid="00163a75" officeooo:paragraph-rsid="00163a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rder les 22 premiers attributs du jeu de données :</text:p>
      <text:p text:style-name="P1">java -cp lib/weka.jar weka.filters.unsupervised.attribute.Remove -V -R 1-22 -i donnees1.arff -o donnees1_without_ProvPur.arff</text:p>
      <text:p text:style-name="P1"/>
      <text:p text:style-name="P2">au moins 1 script qui gère prétraitement → export modèle → validat° Algo</text:p>
      <text:p text:style-name="P2"/>
      <text:p text:style-name="P2"/>
      <text:p text:style-name="P2"/>
      <text:p text:style-name="P2">V du script qui prend de sdonnées brutes, peut diviser le jeu en 3 </text:p>
      <text:p text:style-name="P2"/>
      <text:p text:style-name="P2">par défaut weka fait l’appr. Et le test Sur le mm jeu de data</text:p>
      <text:p text:style-name="P2">→ le faire en ldc</text:p>
      <text:p text:style-name="P2">données apprises → apprenttissage</text:p>
      <text:p text:style-name="P2"/>
      <text:p text:style-name="P2">k plus proches voisins ne fait pas dappr.</text:p>
      <text:p text:style-name="P2"/>
      <text:p text:style-name="P3">Discrétiser à partir de la 3ème variable</text:p>
      <text:p text:style-name="P3">java -cp lib/weka.jar weka.filters.unsupervised.attribute.Discretize -i data/donnees1.arff -R 3-last -o data/donnees1_discretize.ar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6:30:47.147000000</meta:creation-date>
    <dc:date>2017-01-04T17:24:58.749000000</dc:date>
    <meta:editing-duration>PT24M1S</meta:editing-duration>
    <meta:editing-cycles>2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10" meta:word-count="96" meta:character-count="641" meta:non-whitespace-character-count="554"/>
  </office:meta>
</office:document-meta>
</file>